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14pt" fo:font-weight="bold" officeooo:rsid="000a5867" officeooo:paragraph-rsid="000a5867" style:font-size-asian="14pt" style:font-weight-asian="bold" style:font-size-complex="14pt" style:font-weight-complex="bold"/>
    </style:style>
    <style:style style:name="P2" style:family="paragraph" style:parent-style-name="Preformatted_20_Text">
      <style:paragraph-properties fo:text-align="start" style:justify-single-word="false"/>
      <style:text-properties fo:font-size="12pt" fo:font-weight="normal" officeooo:rsid="000a5867" officeooo:paragraph-rsid="000a5867" style:font-size-asian="10.5pt" style:font-weight-asian="normal" style:font-size-complex="12pt" style:font-weight-complex="normal"/>
    </style:style>
    <style:style style:name="P3" style:family="paragraph" style:parent-style-name="Preformatted_20_Text">
      <style:paragraph-properties fo:text-align="start" style:justify-single-word="false"/>
      <style:text-properties fo:font-size="12pt" fo:font-weight="normal" officeooo:rsid="000a5867" officeooo:paragraph-rsid="000f9f1f" style:font-size-asian="10.5pt" style:font-weight-asian="normal" style:font-size-complex="12pt" style:font-weight-complex="normal"/>
    </style:style>
    <style:style style:name="P4" style:family="paragraph" style:parent-style-name="Preformatted_20_Text">
      <style:paragraph-properties fo:text-align="start" style:justify-single-word="false"/>
      <style:text-properties fo:font-size="12pt" fo:font-weight="normal" officeooo:rsid="000bf046" officeooo:paragraph-rsid="000bf046" style:font-size-asian="10.5pt" style:font-weight-asian="normal" style:font-size-complex="12pt" style:font-weight-complex="normal"/>
    </style:style>
    <style:style style:name="P5" style:family="paragraph" style:parent-style-name="Preformatted_20_Text">
      <style:paragraph-properties fo:text-align="start" style:justify-single-word="false"/>
      <style:text-properties fo:font-size="12pt" fo:font-weight="normal" officeooo:rsid="000bf046" officeooo:paragraph-rsid="000c5d11" style:font-size-asian="10.5pt" style:font-weight-asian="normal" style:font-size-complex="12pt" style:font-weight-complex="normal"/>
    </style:style>
    <style:style style:name="P6" style:family="paragraph" style:parent-style-name="Preformatted_20_Text">
      <style:paragraph-properties fo:text-align="start" style:justify-single-word="false"/>
      <style:text-properties fo:font-size="12pt" fo:font-weight="normal" officeooo:rsid="000bf046" officeooo:paragraph-rsid="00152635" style:font-size-asian="10.5pt" style:font-weight-asian="normal" style:font-size-complex="12pt" style:font-weight-complex="normal"/>
    </style:style>
    <style:style style:name="P7" style:family="paragraph" style:parent-style-name="Preformatted_20_Text">
      <style:paragraph-properties fo:text-align="start" style:justify-single-word="false"/>
      <style:text-properties fo:font-size="12pt" fo:font-weight="normal" officeooo:rsid="000f9f1f" officeooo:paragraph-rsid="000f9f1f" style:font-size-asian="10.5pt" style:font-weight-asian="normal" style:font-size-complex="12pt" style:font-weight-complex="normal"/>
    </style:style>
    <style:style style:name="P8" style:family="paragraph" style:parent-style-name="Preformatted_20_Text">
      <style:paragraph-properties fo:text-align="start" style:justify-single-word="false"/>
      <style:text-properties fo:font-size="12pt" fo:font-weight="normal" officeooo:rsid="000a5867" officeooo:paragraph-rsid="000a5867" style:font-size-asian="10.5pt" style:font-weight-asian="normal" style:font-size-complex="12pt" style:font-weight-complex="normal"/>
    </style:style>
    <style:style style:name="T1" style:family="text">
      <style:text-properties officeooo:rsid="000bf046"/>
    </style:style>
    <style:style style:name="T2" style:family="text">
      <style:text-properties officeooo:rsid="000c5d11"/>
    </style:style>
    <style:style style:name="T3" style:family="text">
      <style:text-properties officeooo:rsid="000f04e8"/>
    </style:style>
    <style:style style:name="T4" style:family="text">
      <style:text-properties officeooo:rsid="00129240"/>
    </style:style>
    <style:style style:name="T5" style:family="text">
      <style:text-properties officeooo:rsid="0012afa8"/>
    </style:style>
    <style:style style:name="T6" style:family="text">
      <style:text-properties officeooo:rsid="0012d86c"/>
    </style:style>
    <style:style style:name="T7" style:family="text">
      <style:text-properties officeooo:rsid="00130ba1"/>
    </style:style>
    <style:style style:name="T8" style:family="text">
      <style:text-properties officeooo:rsid="00170974"/>
    </style:style>
    <style:style style:name="T9" style:family="text">
      <style:text-properties officeooo:rsid="0017f81f"/>
    </style:style>
    <style:style style:name="T10" style:family="text">
      <style:text-properties officeooo:rsid="00192fe2"/>
    </style:style>
    <style:style style:name="T11" style:family="text">
      <style:text-properties officeooo:rsid="001a5ed6"/>
    </style:style>
    <style:style style:name="T12" style:family="text">
      <style:text-properties officeooo:rsid="001c3b97"/>
    </style:style>
    <style:style style:name="T13" style:family="text">
      <style:text-properties officeooo:rsid="001d5e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tualizar base de datos de matador3D2</text:p>
      <text:p text:style-name="P2"/>
      <text:p text:style-name="P2"/>
      <text:p text:style-name="P2">1. Descargar alineamientos de HHPred desde el FTP. <text:span text:style-name="T1">La direccion del directorio</text:span> FTP: </text:p>
      <text:p text:style-name="P2"><text:a xlink:type="simple" xlink:href="ftp://ftp.tuebingen.mpg.de/pub/protevo/HHsearch/databases/">ftp://ftp.tuebingen.mpg.de/pub/protevo/HHsearch/databases/</text:a></text:p>
      <text:p text:style-name="P2"/>
      <text:p text:style-name="P2"><text:tab/>- <text:span text:style-name="T1">Dentro de este directorio hay que buscar el fichero</text:span>: pdb70_*.a3m.tar.gz. Ejemplo: pdb70_19Mar17.a3m.tar.gz</text:p>
      <text:p text:style-name="P2"/>
      <text:p text:style-name="P3">2. Correr pipeline de procesamiento: <text:span text:style-name="T3">generate_db_matador3D2.pl</text:span>. <text:span text:style-name="T3">Se le da el fichero comprimido anterior y la ruta final de la base de datos.</text:span></text:p>
      <text:p text:style-name="P3"/>
      <text:p text:style-name="P7">Se realizan los siguientes pasos:</text:p>
      <text:p text:style-name="P2"><text:tab/><text:span text:style-name="T4">2.1 Descomprimir fichero</text:span></text:p>
      <text:p text:style-name="P2"><text:tab/><text:span text:style-name="T1">2.2 Limpiar ficheros de alineamiento a3m quitando predicciones de estructura secuendaria, accesibilidad, etc. Solo nos quedamos con las secuencias del alineamiento.</text:span></text:p>
      <text:p text:style-name="P2"><text:tab/><text:span text:style-name="T5">2.3 Pasar ficheros a3m a a2m (con reformat.pl, nota: los ficheros a2m son casi igual que fasta salvo que las inserciones respecto del target son puntos en vez guiones), quitando los gaps que no pertenezcan al target. Es el paso más lento con diferencia. Se hace en paralelo, pero como son muchas escrituras en disco, no se acelara mucho.</text:span></text:p>
      <text:p text:style-name="P2"><text:tab/><text:span text:style-name="T6">2.4 Generar un perfil para cada alineamiento (con hmmbuild). Es bastante lento.</text:span></text:p>
      <text:p text:style-name="P2"><text:tab/><text:span text:style-name="T7">2.5 Concatenar todos los perfiles y comprimir (con hmmpress) la base de datos final</text:span></text:p>
      <text:p text:style-name="P2"/>
      <text:p text:style-name="P2"/>
      <text:p text:style-name="P2"/>
      <text:p text:style-name="P4">Observaciones:</text:p>
      <text:p text:style-name="P4"/>
      <text:p text:style-name="P4">- <text:span text:style-name="T8">En la carpeta temporal se van guardando </text:span>los ficheros intermedios (e.g. alineamientos en a3m), y ocupa <text:span text:style-name="T8">bastante </text:span>espacio. <text:span text:style-name="T13">Puedes borrarlos, aunque quizás se podrían guardar los alineamientos a2m, ya que pueden ser utiles para consultar como es el perfil de un target determinado.</text:span></text:p>
      <text:p text:style-name="P4"/>
      <text:p text:style-name="P4">- Hay que recordar que la version de hmmer con la que se generan los perfiles tiene que ser la misma que con la que se corre matador3D2</text:p>
      <text:p text:style-name="P4"/>
      <text:p text:style-name="P4">- <text:span text:style-name="T2">Dependencias, ejecutables que necesita:</text:span></text:p>
      <text:p text:style-name="P5"><text:tab/>- <text:span text:style-name="T2">De Hmmer: hmmbuild y hmmpress</text:span></text:p>
      <text:p text:style-name="P6"><text:tab/>- <text:span text:style-name="T2">De HHsuite: reformat.pl</text:span></text:p>
      <text:p text:style-name="P5"/>
      <text:p text:style-name="P2">- <text:span text:style-name="T11">Reducción de gaps. En algun momento podriamos probar a reducir el numero de gaps de dos formas:</text:span></text:p>
      <text:p text:style-name="P2"><text:soft-page-break/><text:tab/>- <text:span text:style-name="T11">Aumentar el parametro symfrac de hmmbuild. Preferible.</text:span></text:p>
      <text:p text:style-name="P2"><text:tab/>- <text:span text:style-name="T11">Eliminar de los alineamientos aquellas secuencias que no cubran un porcentaje elevado del target. Tiene el problema que, sobre todo para targets grandes, habrá targets donde se quedará sin secuencias o con muy pocas.</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7-04-06T10:46:09.038816642</dc:date>
    <meta:editing-duration>P5DT16H1M20S</meta:editing-duration>
    <meta:editing-cycles>21</meta:editing-cycles>
    <meta:document-statistic meta:table-count="0" meta:image-count="0" meta:object-count="0" meta:page-count="2" meta:paragraph-count="20" meta:word-count="318" meta:character-count="2054" meta:non-whitespace-character-count="1745"/>
  </office:meta>
</office:document-meta>
</file>